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504" officeooo:paragraph-rsid="000ce504"/>
    </style:style>
    <style:style style:name="P2" style:family="paragraph" style:parent-style-name="Standard">
      <style:paragraph-properties fo:text-align="justify" style:justify-single-word="false"/>
      <style:text-properties officeooo:rsid="000cec67" officeooo:paragraph-rsid="000cec67"/>
    </style:style>
    <style:style style:name="P3" style:family="paragraph" style:parent-style-name="Standard">
      <style:paragraph-properties fo:text-align="justify" style:justify-single-word="false"/>
      <style:text-properties officeooo:rsid="000cec67" officeooo:paragraph-rsid="00153405"/>
    </style:style>
    <style:style style:name="P4" style:family="paragraph" style:parent-style-name="Standard">
      <style:paragraph-properties fo:text-align="justify" style:justify-single-word="false"/>
      <style:text-properties officeooo:rsid="000cec67" officeooo:paragraph-rsid="002ea998"/>
    </style:style>
    <style:style style:name="P5" style:family="paragraph" style:parent-style-name="Standard">
      <style:paragraph-properties fo:text-align="justify" style:justify-single-word="false" style:vertical-align="top"/>
      <style:text-properties officeooo:rsid="000cec67" officeooo:paragraph-rsid="0026f423"/>
    </style:style>
    <style:style style:name="P6" style:family="paragraph" style:parent-style-name="Standard">
      <style:paragraph-properties fo:text-align="justify" style:justify-single-word="false"/>
      <style:text-properties officeooo:rsid="0010492e" officeooo:paragraph-rsid="0010492e"/>
    </style:style>
    <style:style style:name="P7" style:family="paragraph" style:parent-style-name="Standard">
      <style:paragraph-properties fo:text-align="justify" style:justify-single-word="false"/>
      <style:text-properties officeooo:rsid="0010492e" officeooo:paragraph-rsid="0011b7e8"/>
    </style:style>
    <style:style style:name="P8" style:family="paragraph" style:parent-style-name="Standard">
      <style:paragraph-properties fo:text-align="justify" style:justify-single-word="false"/>
      <style:text-properties fo:font-variant="small-caps" officeooo:rsid="000cec67" officeooo:paragraph-rsid="000cec67"/>
    </style:style>
    <style:style style:name="P9" style:family="paragraph" style:parent-style-name="Standard">
      <style:paragraph-properties fo:text-align="justify" style:justify-single-word="false"/>
      <style:text-properties fo:font-variant="small-caps" officeooo:rsid="000cec67" officeooo:paragraph-rsid="0013a41e"/>
    </style:style>
    <style:style style:name="P10" style:family="paragraph" style:parent-style-name="Standard">
      <style:paragraph-properties fo:text-align="justify" style:justify-single-word="false"/>
      <style:text-properties fo:font-variant="small-caps" officeooo:rsid="000cec67" officeooo:paragraph-rsid="001bdd5b"/>
    </style:style>
    <style:style style:name="P11" style:family="paragraph" style:parent-style-name="Standard">
      <style:paragraph-properties fo:text-align="justify" style:justify-single-word="false"/>
      <style:text-properties fo:font-variant="small-caps" officeooo:rsid="000cec67" officeooo:paragraph-rsid="0021b9bd"/>
    </style:style>
    <style:style style:name="P12" style:family="paragraph" style:parent-style-name="Standard">
      <style:paragraph-properties fo:text-align="justify" style:justify-single-word="false"/>
      <style:text-properties fo:font-variant="small-caps" fo:font-style="normal" officeooo:rsid="000ce504" officeooo:paragraph-rsid="000ce504" style:font-size-asian="10.5pt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variant="small-caps" fo:font-style="normal" officeooo:rsid="000dc6db" officeooo:paragraph-rsid="001e8d83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officeooo:rsid="00153405" officeooo:paragraph-rsid="00153405"/>
    </style:style>
    <style:style style:name="P15" style:family="paragraph" style:parent-style-name="Standard">
      <style:paragraph-properties fo:text-align="justify" style:justify-single-word="false"/>
      <style:text-properties officeooo:rsid="00153405" officeooo:paragraph-rsid="001ad6d2"/>
    </style:style>
    <style:style style:name="P16" style:family="paragraph" style:parent-style-name="Standard">
      <style:paragraph-properties fo:text-align="justify" style:justify-single-word="false"/>
      <style:text-properties fo:font-style="normal" officeooo:rsid="000ce504" officeooo:paragraph-rsid="000ce504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11b7e8" officeooo:paragraph-rsid="0010492e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01a492e" officeooo:paragraph-rsid="002cc78c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officeooo:rsid="001ad6d2" officeooo:paragraph-rsid="001ad6d2"/>
    </style:style>
    <style:style style:name="P20" style:family="paragraph" style:parent-style-name="Standard">
      <style:paragraph-properties fo:text-align="justify" style:justify-single-word="false" style:vertical-align="top"/>
      <style:text-properties officeooo:rsid="0026f423" officeooo:paragraph-rsid="0026f423"/>
    </style:style>
    <style:style style:name="P21" style:family="paragraph" style:parent-style-name="Standard">
      <style:paragraph-properties fo:text-align="justify" style:justify-single-word="false"/>
      <style:text-properties officeooo:rsid="001e8d83" officeooo:paragraph-rsid="001e8d83"/>
    </style:style>
    <style:style style:name="P22" style:family="paragraph" style:parent-style-name="Standard">
      <style:paragraph-properties fo:text-align="justify" style:justify-single-word="false"/>
      <style:text-properties officeooo:rsid="0025c821" officeooo:paragraph-rsid="002cc78c"/>
    </style:style>
    <style:style style:name="P23" style:family="paragraph" style:parent-style-name="Standard">
      <style:paragraph-properties fo:text-align="center" style:justify-single-word="false"/>
      <style:text-properties fo:font-size="15pt" officeooo:rsid="002cc78c" officeooo:paragraph-rsid="002cc78c" style:font-size-asian="15pt" style:font-size-complex="15pt"/>
    </style:style>
    <style:style style:name="P24" style:family="paragraph" style:parent-style-name="Standard">
      <style:paragraph-properties fo:text-align="justify" style:justify-single-word="false"/>
      <style:text-properties officeooo:rsid="002ea998" officeooo:paragraph-rsid="00288381"/>
    </style:style>
    <style:style style:name="P25" style:family="paragraph" style:parent-style-name="Standard" style:master-page-name="">
      <style:paragraph-properties fo:text-align="justify" style:justify-single-word="false" style:page-number="auto" style:vertical-align="top"/>
      <style:text-properties officeooo:paragraph-rsid="0026f423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2cc78c"/>
    </style:style>
    <style:style style:name="P27" style:family="paragraph" style:parent-style-name="Standard" style:list-style-name="L1">
      <style:paragraph-properties fo:text-align="justify" style:justify-single-word="false"/>
      <style:text-properties officeooo:paragraph-rsid="00245e50"/>
    </style:style>
    <style:style style:name="P28" style:family="paragraph" style:parent-style-name="Standard" style:list-style-name="L2">
      <style:paragraph-properties fo:text-align="justify" style:justify-single-word="false"/>
      <style:text-properties officeooo:paragraph-rsid="002ea998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0ce504" officeooo:paragraph-rsid="000ce504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2cc78c" officeooo:paragraph-rsid="002cc78c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2ea998" officeooo:paragraph-rsid="002ea998"/>
    </style:style>
    <style:style style:name="P32" style:family="paragraph" style:parent-style-name="Standard" style:list-style-name="L2">
      <style:paragraph-properties fo:text-align="justify" style:justify-single-word="false"/>
      <style:text-properties fo:font-style="normal" officeooo:rsid="002ea998" officeooo:paragraph-rsid="002ea998" style:font-style-asian="normal" style:font-style-complex="normal"/>
    </style:style>
    <style:style style:name="T1" style:family="text">
      <style:text-properties fo:font-style="italic" officeooo:rsid="0011b7e8" style:font-style-asian="italic" style:font-style-complex="italic"/>
    </style:style>
    <style:style style:name="T2" style:family="text">
      <style:text-properties fo:font-style="italic" officeooo:rsid="000ce504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fbd92" style:font-style-asian="normal" style:font-style-complex="normal"/>
    </style:style>
    <style:style style:name="T5" style:family="text">
      <style:text-properties fo:font-style="normal" officeooo:rsid="0011b7e8" style:font-style-asian="normal" style:font-style-complex="normal"/>
    </style:style>
    <style:style style:name="T6" style:family="text">
      <style:text-properties fo:font-style="normal" officeooo:rsid="001a492e" style:font-style-asian="normal" style:font-style-complex="normal"/>
    </style:style>
    <style:style style:name="T7" style:family="text">
      <style:text-properties fo:font-style="normal" officeooo:rsid="001d762e" style:font-style-asian="normal" style:font-style-complex="normal"/>
    </style:style>
    <style:style style:name="T8" style:family="text">
      <style:text-properties fo:font-style="normal" officeooo:rsid="0021b9bd" style:font-style-asian="normal" style:font-style-complex="normal"/>
    </style:style>
    <style:style style:name="T9" style:family="text">
      <style:text-properties fo:font-style="normal" officeooo:rsid="00245e50" style:font-style-asian="normal" style:font-style-complex="normal"/>
    </style:style>
    <style:style style:name="T10" style:family="text">
      <style:text-properties fo:font-style="normal" officeooo:rsid="0025c821" style:font-style-asian="normal" style:font-style-complex="normal"/>
    </style:style>
    <style:style style:name="T11" style:family="text">
      <style:text-properties fo:font-style="normal" officeooo:rsid="002ea998" style:font-style-asian="normal" style:font-style-complex="normal"/>
    </style:style>
    <style:style style:name="T12" style:family="text">
      <style:text-properties fo:font-style="normal" officeooo:rsid="002f9750" style:font-style-asian="normal" style:font-style-complex="normal"/>
    </style:style>
    <style:style style:name="T13" style:family="text">
      <style:text-properties fo:font-style="normal" officeooo:rsid="00311250" style:font-style-asian="normal" style:font-style-complex="normal"/>
    </style:style>
    <style:style style:name="T14" style:family="text">
      <style:text-properties fo:font-style="normal" officeooo:rsid="0032d3ac" style:font-style-asian="normal" style:font-style-complex="normal"/>
    </style:style>
    <style:style style:name="T15" style:family="text">
      <style:text-properties style:font-name="Liberation Serif" fo:font-style="normal" style:font-name-asian="Noto Sans CJK SC Regular" style:font-style-asian="normal" style:font-name-complex="Lohit Devanagari" style:font-style-complex="normal"/>
    </style:style>
    <style:style style:name="T16" style:family="text">
      <style:text-properties style:font-name="Liberation Serif" fo:font-style="normal" officeooo:rsid="000fbd92" style:font-name-asian="Noto Sans CJK SC Regular" style:font-style-asian="normal" style:font-name-complex="Lohit Devanagari" style:font-style-complex="normal"/>
    </style:style>
    <style:style style:name="T17" style:family="text">
      <style:text-properties style:font-name="Liberation Serif" fo:font-style="normal" officeooo:rsid="002ea998" style:font-name-asian="Noto Sans CJK SC Regular" style:font-style-asian="normal" style:font-name-complex="Lohit Devanagari" style:font-style-complex="normal"/>
    </style:style>
    <style:style style:name="T18" style:family="text">
      <style:text-properties style:font-name="Liberation Serif" fo:font-size="12pt" fo:letter-spacing="-0.002cm" officeooo:rsid="0025c821" style:font-size-asian="12pt"/>
    </style:style>
    <style:style style:name="T19" style:family="text">
      <style:text-properties style:font-name="Liberation Serif" fo:font-size="12pt" fo:letter-spacing="-0.002cm" officeooo:rsid="002cc78c" style:font-size-asian="12pt"/>
    </style:style>
    <style:style style:name="T20" style:family="text">
      <style:text-properties style:font-name="Liberation Serif" fo:font-size="12pt" fo:letter-spacing="0.018cm" officeooo:rsid="0025c821" style:font-size-asian="12pt"/>
    </style:style>
    <style:style style:name="T21" style:family="text">
      <style:text-properties style:font-name="Liberation Serif" fo:font-size="12pt" fo:letter-spacing="0.016cm" officeooo:rsid="0025c821" style:font-size-asian="12pt"/>
    </style:style>
    <style:style style:name="T22" style:family="text">
      <style:text-properties officeooo:rsid="0011b7e8"/>
    </style:style>
    <style:style style:name="T23" style:family="text">
      <style:text-properties officeooo:rsid="0013a41e"/>
    </style:style>
    <style:style style:name="T24" style:family="text">
      <style:text-properties officeooo:rsid="000ce504"/>
    </style:style>
    <style:style style:name="T25" style:family="text">
      <style:text-properties officeooo:rsid="001ad6d2"/>
    </style:style>
    <style:style style:name="T26" style:family="text">
      <style:text-properties officeooo:rsid="001bdd5b"/>
    </style:style>
    <style:style style:name="T27" style:family="text">
      <style:text-properties officeooo:rsid="00245e50"/>
    </style:style>
    <style:style style:name="T28" style:family="text">
      <style:text-properties style:font-name="LM Mono 10" fo:font-size="11pt" fo:font-style="normal" style:font-size-asian="11pt" style:font-style-asian="normal" style:font-size-complex="11pt" style:font-style-complex="normal"/>
    </style:style>
    <style:style style:name="T29" style:family="text">
      <style:text-properties style:font-name="LM Mono 10" fo:font-size="11pt" fo:font-style="normal" officeooo:rsid="002cc78c" style:font-size-asian="11pt" style:font-style-asian="normal" style:font-size-complex="11pt" style:font-style-complex="normal"/>
    </style:style>
    <style:style style:name="T30" style:family="text">
      <style:text-properties style:font-name="LM Mono 10" fo:font-size="11pt" fo:font-style="normal" officeooo:rsid="002ea998" style:font-size-asian="11pt" style:font-style-asian="normal" style:font-size-complex="11pt" style:font-style-complex="normal"/>
    </style:style>
    <style:style style:name="T31" style:family="text">
      <style:text-properties style:font-name="LM Mono 10" fo:font-size="11pt" fo:font-style="normal" officeooo:rsid="00311250" style:font-size-asian="11pt" style:font-style-asian="normal" style:font-size-complex="11pt" style:font-style-complex="normal"/>
    </style:style>
    <style:style style:name="T32" style:family="text">
      <style:text-properties style:font-name="LM Mono 10" fo:font-size="11pt" fo:font-style="normal" officeooo:rsid="00343e98" style:font-size-asian="11pt" style:font-style-asian="normal" style:font-size-complex="11pt" style:font-style-complex="normal"/>
    </style:style>
    <style:style style:name="T33" style:family="text">
      <style:text-properties officeooo:rsid="00288381"/>
    </style:style>
    <style:style style:name="T34" style:family="text">
      <style:text-properties officeooo:rsid="002cc78c"/>
    </style:style>
    <style:style style:name="T35" style:family="text">
      <style:text-properties fo:letter-spacing="-0.002cm"/>
    </style:style>
    <style:style style:name="T36" style:family="text">
      <style:text-properties fo:letter-spacing="-0.002cm" officeooo:rsid="000ce504"/>
    </style:style>
    <style:style style:name="T37" style:family="text">
      <style:text-properties fo:letter-spacing="-0.002cm" officeooo:rsid="002ea998"/>
    </style:style>
    <style:style style:name="T38" style:family="text">
      <style:text-properties fo:letter-spacing="0.016cm"/>
    </style:style>
    <style:style style:name="T39" style:family="text">
      <style:text-properties fo:letter-spacing="0.016cm" officeooo:rsid="000ce504"/>
    </style:style>
    <style:style style:name="T40" style:family="text">
      <style:text-properties fo:letter-spacing="0.099cm"/>
    </style:style>
    <style:style style:name="T41" style:family="text">
      <style:text-properties fo:letter-spacing="0.018cm"/>
    </style:style>
    <style:style style:name="T42" style:family="text">
      <style:text-properties fo:letter-spacing="0.018cm" officeooo:rsid="000ce504"/>
    </style:style>
    <style:style style:name="T43" style:family="text">
      <style:text-properties fo:letter-spacing="0.019cm"/>
    </style:style>
    <style:style style:name="T44" style:family="text">
      <style:text-properties fo:letter-spacing="0.012cm"/>
    </style:style>
    <style:style style:name="T45" style:family="text">
      <style:text-properties fo:letter-spacing="0.012cm" officeooo:rsid="002ea998"/>
    </style:style>
    <style:style style:name="T46" style:family="text">
      <style:text-properties fo:letter-spacing="0.067cm"/>
    </style:style>
    <style:style style:name="T47" style:family="text">
      <style:text-properties fo:letter-spacing="0.069cm"/>
    </style:style>
    <style:style style:name="T48" style:family="text">
      <style:text-properties fo:letter-spacing="0.064cm"/>
    </style:style>
    <style:style style:name="T49" style:family="text">
      <style:text-properties fo:letter-spacing="-0.004cm"/>
    </style:style>
    <style:style style:name="T50" style:family="text">
      <style:text-properties officeooo:rsid="002ea998"/>
    </style:style>
    <style:style style:name="T51" style:family="text">
      <style:text-properties officeooo:rsid="0032529a"/>
    </style:style>
    <style:style style:name="T52" style:family="text">
      <style:text-properties officeooo:rsid="000cec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Analizator spektra</text:p>
      <text:p text:style-name="P1"/>
      <text:p text:style-name="P1"/>
      <text:p text:style-name="P18"><text:span text:style-name="T24">U drugoj laboratorijskoj vežbi, naučili ste kako da </text:span><text:span text:style-name="T2">ručno</text:span><text:span text:style-name="T24"> podesite analizator spektra </text:span><text:span text:style-name="Absatz-Standardschriftart"><text:span text:style-name="T36">Anritsu</text:span></text:span><text:span text:style-name="Absatz-Standardschriftart"><text:span text:style-name="T42"> </text:span></text:span><text:span text:style-name="Absatz-Standardschriftart"><text:span text:style-name="T36">Spectrum</text:span></text:span><text:span text:style-name="Absatz-Standardschriftart"><text:span text:style-name="T39"> </text:span></text:span><text:span text:style-name="Absatz-Standardschriftart"><text:span text:style-name="T36">Master</text:span></text:span><text:span text:style-name="Absatz-Standardschriftart"><text:span text:style-name="T42"> </text:span></text:span><text:span text:style-name="Absatz-Standardschriftart"><text:span text:style-name="T36">MS2721B</text:span></text:span><text:span text:style-name="T24">. Cilj završnog eksperimenta je da automatizujete ovaj posao, tako što ćete napisati program u pythonu koji će konfigurisati uređaj.</text:span></text:p>
      <text:p text:style-name="P16"/>
      <text:p text:style-name="P12">Oprema i pribor za rad:</text:p>
      <text:list xml:id="list3658656297" text:style-name="L1">
        <text:list-item>
          <text:p text:style-name="P26"><text:span text:style-name="Absatz-Standardschriftart"><text:span text:style-name="T19">Analizator spektra </text:span></text:span><text:span text:style-name="Absatz-Standardschriftart"><text:span text:style-name="T18">Anritsu</text:span></text:span><text:span text:style-name="Absatz-Standardschriftart"><text:span text:style-name="T20"> </text:span></text:span><text:span text:style-name="Absatz-Standardschriftart"><text:span text:style-name="T18">Spectrum</text:span></text:span><text:span text:style-name="Absatz-Standardschriftart"><text:span text:style-name="T21"> </text:span></text:span><text:span text:style-name="Absatz-Standardschriftart"><text:span text:style-name="T18">Master</text:span></text:span><text:span text:style-name="Absatz-Standardschriftart"><text:span text:style-name="T20"> </text:span></text:span><text:span text:style-name="Absatz-Standardschriftart"><text:span text:style-name="T18">MS2721B</text:span></text:span><text:span text:style-name="T24">;</text:span></text:p>
        </text:list-item>
        <text:list-item>
          <text:p text:style-name="P29"><text:span text:style-name="T34">Generator TV test-slike Philips GM 2887</text:span>;</text:p>
        </text:list-item>
        <text:list-item>
          <text:p text:style-name="P29"><text:span text:style-name="T27">Koaksijalni kabl N-N</text:span>;</text:p>
        </text:list-item>
        <text:list-item>
          <text:p text:style-name="P30"><text:span text:style-name="T50">UTP </text:span>Ethernet kabl;</text:p>
        </text:list-item>
        <text:list-item>
          <text:p text:style-name="P27"><text:span text:style-name="T52">Računar s operativnim sistemom Ubuntu </text:span><text:span text:style-name="T51">20</text:span><text:span text:style-name="T52">.04.</text:span></text:p>
        </text:list-item>
      </text:list>
      <text:p text:style-name="P2"/>
      <text:p text:style-name="P8">Zadatak:</text:p>
      <text:p text:style-name="P4"><text:span text:style-name="T3">Napišite program </text:span><text:span text:style-name="T29">sa.</text:span><text:span text:style-name="T28">py</text:span><text:span text:style-name="T3"> u jeziku python</text:span><text:span text:style-name="T14">3</text:span><text:span text:style-name="T3">, kojim se, posredstvom </text:span><text:span text:style-name="T11">LAN i protokola vxi11</text:span><text:span text:style-name="T3">,</text:span><text:span text:style-name="T6"> </text:span><text:span text:style-name="T11">primenjeni analizator spektra dijaloški </text:span><text:span text:style-name="T9">konfiguriše:</text:span></text:p>
      <text:list xml:id="list2015724213" text:style-name="L2">
        <text:list-item>
          <text:p text:style-name="P28"><text:span text:style-name="T11">podešavaju mu se centralna frekvencija i disperzija, ili minimalna i maksimalna analizirana frekvencija</text:span><text:span text:style-name="T10">;</text:span></text:p>
        </text:list-item>
        <text:list-item>
          <text:p text:style-name="P31"><text:span text:style-name="T10">p</text:span><text:span text:style-name="T3">odešava mu se referentni nivo, razmer i jedinice ordinate;</text:span></text:p>
        </text:list-item>
        <text:list-item>
          <text:p text:style-name="P32">podešavaju mu se širine propusnog opsega rezolucionog i video-filtra, kao i tip detektora.</text:p>
        </text:list-item>
      </text:list>
      <text:p text:style-name="P2"><text:span text:style-name="T11">Po izvršenim podešavanjima, program preuzima uzorke amplitudskog spektra i crta ih na </text:span><text:span text:style-name="T12">g</text:span><text:span text:style-name="T11">rafiku</text:span><text:span text:style-name="T9">.</text:span></text:p>
      <text:p text:style-name="P2"/>
      <text:p text:style-name="P10"><text:span text:style-name="T26">Opis</text:span>:</text:p>
      <text:p text:style-name="P22"><text:span text:style-name="Absatz-Standardschriftart"><text:span text:style-name="T35">Laboratorijski</text:span></text:span><text:span text:style-name="Absatz-Standardschriftart"><text:span text:style-name="T38"> </text:span></text:span><text:span text:style-name="Absatz-Standardschriftart"><text:span text:style-name="T35">uređaj</text:span></text:span><text:span text:style-name="Absatz-Standardschriftart"><text:span text:style-name="T40"> </text:span></text:span><text:span text:style-name="Absatz-Standardschriftart"><text:span text:style-name="T35">Anritsu</text:span></text:span><text:span text:style-name="Absatz-Standardschriftart"><text:span text:style-name="T41"> </text:span></text:span><text:span text:style-name="Absatz-Standardschriftart"><text:span text:style-name="T35">Spectrum</text:span></text:span><text:span text:style-name="Absatz-Standardschriftart"><text:span text:style-name="T38"> </text:span></text:span><text:span text:style-name="Absatz-Standardschriftart"><text:span text:style-name="T35">Master</text:span></text:span><text:span text:style-name="Absatz-Standardschriftart"><text:span text:style-name="T41"> </text:span></text:span><text:span text:style-name="Absatz-Standardschriftart"><text:span text:style-name="T35">MS2721B</text:span></text:span><text:span text:style-name="Absatz-Standardschriftart"><text:span text:style-name="T43"> </text:span></text:span><text:span text:style-name="Absatz-Standardschriftart"><text:span text:style-name="T35">povezan</text:span></text:span><text:span text:style-name="Absatz-Standardschriftart"><text:span text:style-name="T41"> </text:span></text:span><text:span text:style-name="Absatz-Standardschriftart"><text:span text:style-name="T35">je</text:span></text:span><text:span text:style-name="Absatz-Standardschriftart"><text:span text:style-name="T38"> </text:span></text:span><text:span text:style-name="Absatz-Standardschriftart"><text:span text:style-name="T35">preko</text:span></text:span><text:span text:style-name="Absatz-Standardschriftart"><text:span text:style-name="T44"> </text:span></text:span><text:span text:style-name="Absatz-Standardschriftart"><text:span text:style-name="T45">Ethernet interfejsa na lokalnu računarsku mrežu</text:span></text:span><text:span text:style-name="Absatz-Standardschriftart"><text:span text:style-name="T35">,</text:span></text:span><text:span text:style-name="Absatz-Standardschriftart"><text:span text:style-name="T46"> </text:span></text:span><text:span text:style-name="Absatz-Standardschriftart"><text:span text:style-name="T35">tako</text:span></text:span><text:span text:style-name="Absatz-Standardschriftart"><text:span text:style-name="T47"> </text:span></text:span>da<text:span text:style-name="Absatz-Standardschriftart"><text:span text:style-name="T47"> </text:span></text:span><text:span text:style-name="Absatz-Standardschriftart"><text:span text:style-name="T35">mu</text:span></text:span><text:span text:style-name="Absatz-Standardschriftart"><text:span text:style-name="T47"> </text:span></text:span>se<text:span text:style-name="Absatz-Standardschriftart"><text:span text:style-name="T48"> </text:span></text:span>može<text:span text:style-name="Absatz-Standardschriftart"><text:span text:style-name="T47"> </text:span></text:span><text:span text:style-name="Absatz-Standardschriftart"><text:span text:style-name="T35">daljinski</text:span></text:span><text:span text:style-name="Absatz-Standardschriftart"><text:span text:style-name="T47"> </text:span></text:span><text:span text:style-name="Absatz-Standardschriftart"><text:span text:style-name="T35">pristupiti.</text:span></text:span><text:span text:style-name="Absatz-Standardschriftart"><text:span text:style-name="T47"> </text:span></text:span>Na<text:span text:style-name="Absatz-Standardschriftart"><text:span text:style-name="T47"> </text:span></text:span><text:span text:style-name="Absatz-Standardschriftart"><text:span text:style-name="T49">RF</text:span></text:span><text:span text:style-name="Absatz-Standardschriftart"><text:span text:style-name="T47"> </text:span></text:span><text:span text:style-name="Absatz-Standardschriftart"><text:span text:style-name="T35">ulaz</text:span></text:span><text:span text:style-name="Absatz-Standardschriftart"><text:span text:style-name="T47"> </text:span></text:span><text:span text:style-name="Absatz-Standardschriftart"><text:span text:style-name="T35">instrumenta</text:span></text:span><text:span text:style-name="Absatz-Standardschriftart"><text:span text:style-name="T47"> </text:span></text:span><text:span text:style-name="Absatz-Standardschriftart"><text:span text:style-name="T35">priključen </text:span></text:span><text:span text:style-name="Absatz-Standardschriftart"><text:span text:style-name="T37">je signal iz generatora.</text:span></text:span></text:p>
      <text:p text:style-name="P3"/>
      <text:p text:style-name="P13">Napomene:</text:p>
      <text:p text:style-name="P25"><text:span text:style-name="T7">Uzorke s</text:span><text:span text:style-name="T11">pektra</text:span><text:span text:style-name="T7"> treba očitati u ASCII formatu</text:span><text:span text:style-name="T8">.</text:span></text:p>
      <text:p text:style-name="P20"><text:span text:style-name="T8">P</text:span><text:span text:style-name="T3">rogram </text:span><text:span text:style-name="T30">sa</text:span><text:span text:style-name="T28">.py</text:span><text:span text:style-name="T3"> poziva se </text:span><text:span text:style-name="T13">uz IP adresu analizatora, npr</text:span><text:span text:style-name="T3">:</text:span></text:p>
      <text:p text:style-name="P5"><text:span text:style-name="T28">$ </text:span><text:span text:style-name="T32">sudo </text:span><text:span text:style-name="T28">python</text:span><text:span text:style-name="T32">3</text:span><text:span text:style-name="T28"> </text:span><text:span text:style-name="T30">sa</text:span><text:span text:style-name="T28">.py </text:span><text:span text:style-name="T31">147.91.9.145</text:span></text:p>
      <text:p text:style-name="P21"/>
      <text:p text:style-name="P11">Rad kod kuće:</text:p>
      <text:p text:style-name="P6">Proučite tehničku dokumentaciju <text:span text:style-name="T50">instrumenta,</text:span> naročito delove koji se odnose na <text:span text:style-name="T50">SCPI komande </text:span>– <text:span text:style-name="T25">konsultujte kako uputstvo za upotrebu, tako i uputstvo za programiranje</text:span>. </text:p>
      <text:p text:style-name="P7">Proučite komunikaciju posredstvom <text:span text:style-name="T50">vxi11 </text:span><text:span text:style-name="T4">(slajdovi,</text:span><text:span text:style-name="T16"> primer </text:span><text:span text:style-name="T17">5</text:span><text:span text:style-name="T16">).</text:span></text:p>
      <text:p text:style-name="P6">Niko Vam ne brani da kod kuće na<text:span text:style-name="T22">pišete program – štaviše, </text:span><text:span text:style-name="T1">you are strongly encouraged to do so</text:span><text:span text:style-name="T5">!</text:span></text:p>
      <text:p text:style-name="P14"><text:span text:style-name="T5">N</text:span><text:span text:style-name="T3">iko Vam ne brani ni da pre ispita u laboratoriji isprobate rad</text:span><text:span text:style-name="T13">i</text:span><text:span text:style-name="T3"> li Vaš program i po potrebi </text:span><text:span text:style-name="T13">ga</text:span><text:span text:style-name="T3"> debagujete.</text:span></text:p>
      <text:p text:style-name="P17"/>
      <text:p text:style-name="P9">Rad <text:span text:style-name="T23">u laboratoriji</text:span>:</text:p>
      <text:p text:style-name="P15">Napišite program koji rešava projektni zadatak.</text:p>
      <text:p text:style-name="P19">Povežite <text:span text:style-name="T33">sistem: </text:span>izlaz generatora, <text:span text:style-name="T33">preko koaksijalnog kabla vežite na RF ulaz analizatora spektra. UTP kablom povežite analizator na lokalnu računarsku mrežu.</text:span> <text:span text:style-name="T33">Uključite najpre napajanje analizatora, potom i generatora. Očitajte IP adresu analizatora.</text:span></text:p>
      <text:p text:style-name="P24">Za signal koji bude podesio dežurni, izvršite konzistentna podešavanja analizatora; navedite ih i obrazložite u izveštaju i priložite odštampani grafik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bsatz-Standardschriftar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09T17:59:00.466095133</meta:creation-date>
    <dc:date>2021-12-18T16:31:40.021737694</dc:date>
    <meta:editing-duration>PT1H3M34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325" meta:character-count="2241" meta:non-whitespace-character-count="1950"/>
  </office:meta>
</office:document-meta>
</file>